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text-properties officeooo:paragraph-rsid="00204825"/>
    </style:style>
    <style:style style:name="P4" style:family="paragraph" style:parent-style-name="Text_20_body" style:list-style-name="L1">
      <style:text-properties officeooo:rsid="00184a59" officeooo:paragraph-rsid="00184a59"/>
    </style:style>
    <style:style style:name="P5" style:family="paragraph" style:parent-style-name="Text_20_body" style:list-style-name="L1">
      <style:text-properties officeooo:rsid="001eb028" officeooo:paragraph-rsid="001eb028"/>
    </style:style>
    <style:style style:name="P6" style:family="paragraph" style:parent-style-name="Text_20_body" style:list-style-name="L2">
      <style:text-properties officeooo:rsid="002e7585" officeooo:paragraph-rsid="002e7585"/>
    </style:style>
    <style:style style:name="P7" style:family="paragraph" style:parent-style-name="Text_20_body" style:list-style-name="L2">
      <style:text-properties officeooo:rsid="0030a8dd" officeooo:paragraph-rsid="0030a8dd"/>
    </style:style>
    <style:style style:name="T1" style:family="text">
      <style:text-properties officeooo:rsid="00179d69"/>
    </style:style>
    <style:style style:name="T2" style:family="text">
      <style:text-properties officeooo:rsid="0019c526"/>
    </style:style>
    <style:style style:name="T3" style:family="text">
      <style:text-properties officeooo:rsid="001b4d0c"/>
    </style:style>
    <style:style style:name="T4" style:family="text">
      <style:text-properties officeooo:rsid="001cf023"/>
    </style:style>
    <style:style style:name="T5" style:family="text">
      <style:text-properties officeooo:rsid="001d3edd"/>
    </style:style>
    <style:style style:name="T6" style:family="text">
      <style:text-properties officeooo:rsid="001f4429"/>
    </style:style>
    <style:style style:name="T7" style:family="text">
      <style:text-properties officeooo:rsid="002028f6"/>
    </style:style>
    <style:style style:name="T8" style:family="text">
      <style:text-properties officeooo:rsid="00204825"/>
    </style:style>
    <style:style style:name="T9" style:family="text">
      <style:text-properties officeooo:rsid="0020906b"/>
    </style:style>
    <style:style style:name="T10" style:family="text">
      <style:text-properties officeooo:rsid="0023d2e0"/>
    </style:style>
    <style:style style:name="T11" style:family="text">
      <style:text-properties officeooo:rsid="00247641"/>
    </style:style>
    <style:style style:name="T12" style:family="text">
      <style:text-properties officeooo:rsid="0024c7d2"/>
    </style:style>
    <style:style style:name="T13" style:family="text">
      <style:text-properties officeooo:rsid="0027e2fa"/>
    </style:style>
    <style:style style:name="T14" style:family="text">
      <style:text-properties officeooo:rsid="002a04aa"/>
    </style:style>
    <style:style style:name="T15" style:family="text">
      <style:text-properties officeooo:rsid="002c107c"/>
    </style:style>
    <style:style style:name="T16" style:family="text">
      <style:text-properties officeooo:rsid="00323a33"/>
    </style:style>
    <style:style style:name="T17" style:family="text">
      <style:text-properties officeooo:rsid="0036a037"/>
    </style:style>
    <style:style style:name="T18" style:family="text">
      <style:text-properties officeooo:rsid="0036a36e"/>
    </style:style>
    <style:style style:name="T19" style:family="text">
      <style:text-properties officeooo:rsid="004014d1"/>
    </style:style>
    <style:style style:name="T20" style:family="text">
      <style:text-properties officeooo:rsid="0042a75c"/>
    </style:style>
    <style:style style:name="T21" style:family="text">
      <style:text-properties officeooo:rsid="00471d8b"/>
    </style:style>
    <style:style style:name="T22" style:family="text">
      <style:text-properties officeooo:rsid="004a1a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John 2:1-17</text:h>
      <text:h text:style-name="Heading_20_2" text:outline-level="2"><text:bookmark text:name="en-GNT-33573"/>Christ Our Helper <text:span text:style-name="T1">(1-6)</text:span></text:h>
      <text:list xml:id="list1719604459" text:style-name="L1">
        <text:list-item>
          <text:p text:style-name="P1">I am writing this to you, my children, so that you will not sin; but if anyone does sin, we have someone who pleads with the Father on our behalf—Jesus Christ, the righteous one. And Christ himself is the means by which our sins are forgiven, and not our sins only, but also the sins of everyone. If we obey God's commands, then we are sure that we know him. If we say that we know him, but do not obey his commands, we are liars and there is no truth in us. But if we obey his word, we are the ones whose love for God has really been made perfect. This is how we can be sure that we are in union with God: if we say that we remain in union with God, we should live just as Jesus Christ did.</text:p>
        </text:list-item>
        <text:list-item>
          <text:p text:style-name="P4">This message is <text:span text:style-name="T18">written </text:span>so that we don’t sin, <text:span text:style-name="T2">we must be aware of our words and actions always. </text:span><text:span text:style-name="T3">We’re sinners and we fall short of the glory of God, what happens </text:span><text:span text:style-name="T19">after</text:span><text:span text:style-name="T3"> we sin? </text:span><text:span text:style-name="T4">Jesus Christ is our helper, he will plead with God on our behalf and we’ll be forgiven, he is the only means by which we can be </text:span><text:span text:style-name="T5">pardoned of our sins.</text:span></text:p>
        </text:list-item>
        <text:list-item>
          <text:p text:style-name="P5">To obey God’s commandments is to know God, if we don’t obey his commandments we li<text:span text:style-name="T20">e </text:span>to ourselves that we know God and there is no truth in us. <text:span text:style-name="T6">If we obey his word, our love for God </text:span><text:span text:style-name="T21">has</text:span><text:span text:style-name="T6"> been made perfect and we can be sure that we’re in union with God. </text:span><text:span text:style-name="T7">We should live as Jesus Christ did.</text:span></text:p>
        </text:list-item>
      </text:list>
      <text:h text:style-name="Heading_20_2" text:outline-level="2"><text:bookmark text:name="en-GNT-33579"/>The New Command <text:span text:style-name="T1">(7-17)</text:span></text:h>
      <text:list xml:id="list3561184172" text:style-name="L2">
        <text:list-item>
          <text:p text:style-name="P2">My dear friends, this command I am writing you is not new; it is the old command, the one you have had from the very beginning. The old command is the message you have already heard. However, the command I now write you is new, because its truth is seen in Christ and also in you. For the darkness is passing away, and the real light is already shining. If we say that we are in the light, yet hate others, we are in the darkness to this very hour. <text:bookmark text:name="en-GNT-33582"/>If we love others, we live in the light, and so there is nothing in us that will cause someone else to sin. <text:bookmark text:name="en-GNT-33583"/>But if we hate others, we are in the darkness; we walk in it and do not know where we are going, because the darkness has made us blind.<text:bookmark text:name="en-GNT-33584"/> I write to you, my children, because your sins are forgiven for the sake of Christ. <text:bookmark text:name="en-GNT-33585"/>I write to you, fathers, because you know him who has existed from the beginning. I write to you, young people, because you have defeated the Evil One.<text:bookmark text:name="en-GNT-33586"/> I write to you, my children, because you know the Father. I write to you, fathers, because you know him who has existed from the beginning. I write to you, young people, because you are strong; the word of God lives in you, and you have defeated the Evil One.<text:bookmark text:name="en-GNT-33587"/> Do not love the world or anything that belongs to the world. If you love the world, you do not love the Father. <text:bookmark text:name="en-GNT-33588"/>Everything that belongs to the world—what the sinful self desires, what people see and want, and everything in this world that people are so proud of—none of this comes from the Father; it all comes from the world. <text:bookmark text:name="en-GNT-33589"/>The world and everything in it that people desire is passing away; but those who do the will of God live forever.</text:p>
        </text:list-item>
        <text:list-item>
          <text:p text:style-name="P3"><text:span text:style-name="T8">This new command is not a new command but is it is a new command of the new dispensation, th</text:span><text:span text:style-name="T22">e</text:span><text:span text:style-name="T8"> dispensation of our saviour Jesus Christ. </text:span><text:span text:style-name="T9">We cannot claim to live in the light and hate others. </text:span><text:span text:style-name="T10">If you hate others you don’t live in the light, </text:span><text:span text:style-name="T11">you’re in the darkness. </text:span><text:soft-page-break/><text:span text:style-name="T12">Hate </text:span><text:span text:style-name="T14">or Love are</text:span><text:span text:style-name="T12"> indicator</text:span><text:span text:style-name="T14">s</text:span><text:span text:style-name="T12"> of our position </text:span><text:span text:style-name="T14">in the Lord </text:span><text:span text:style-name="T12">(</text:span><text:span text:style-name="T13">i.e </text:span><text:span text:style-name="T12">not in the Lord </text:span><text:span text:style-name="T14">or in the Lord respectfully</text:span><text:span text:style-name="T12">). </text:span><text:span text:style-name="T15">Those who love live in the light and their ways won’t cause others to sin. Those who hate live in the dark, they don’t know where they’re going as the dark has made them blind.</text:span></text:p>
        </text:list-item>
        <text:list-item>
          <text:p text:style-name="P6">This message was written to all of us because we know God whom has existed since the beginning, our sins have been forgiven, we’re strong, we’ve defeated the evil one and God lives in us.</text:p>
        </text:list-item>
        <text:list-item>
          <text:p text:style-name="P7">The other message was for the love of the world, the desires of the flesh. These things are from the world and not from God, if we love these thing we don’t love God. These desires are in contrary to the ways of God. <text:span text:style-name="T16">They include sexual immorality, revenging, hate and many more. </text:span><text:span text:style-name="T17">These things and the world are passing away but those who live in the Lord live foreve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05:14:29.292895378</meta:creation-date>
    <dc:date>2022-05-20T05:57:30.418380596</dc:date>
    <meta:editing-duration>PT42M45S</meta:editing-duration>
    <meta:editing-cycles>32</meta:editing-cycles>
    <meta:generator>LibreOffice/6.4.7.2$Linux_X86_64 LibreOffice_project/40$Build-2</meta:generator>
    <meta:document-statistic meta:table-count="0" meta:image-count="0" meta:object-count="0" meta:page-count="2" meta:paragraph-count="10" meta:word-count="822" meta:character-count="4098" meta:non-whitespace-character-count="3296"/>
  </office:meta>
</office:document-meta>
</file>